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90000034ED3417B0A0C40B0D0.png" manifest:media-type="image/png"/>
  <manifest:file-entry manifest:full-path="Pictures/100000000000049700000358805C65C174022D76.png" manifest:media-type="image/png"/>
  <manifest:file-entry manifest:full-path="Pictures/10000000000006E20000035A419096446C04657B.png" manifest:media-type="image/png"/>
  <manifest:file-entry manifest:full-path="Pictures/10000000000004A10000035394E2062D6474CA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0.725cm" svg:height="15.098cm" svg:x="10.779cm" svg:y="7.395cm">
          <draw:image xlink:href="Pictures/100000000000049700000358805C65C174022D76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1.079cm" svg:height="15.133cm" svg:x="5.602cm" svg:y="7.377cm">
          <draw:image xlink:href="Pictures/10000000000006E20000035A419096446C04657B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0.901cm" svg:height="15.01cm" svg:x="10.691cm" svg:y="7.439cm">
          <draw:image xlink:href="Pictures/10000000000004A10000035394E2062D6474CA21.png" xlink:type="simple" xlink:show="embed" xlink:actuate="onLoad" draw:mime-type="image/png">
            <text:p/>
          </draw:image>
        </draw:frame>
      </draw:page>
      <draw:page draw:name="page4" draw:style-name="dp1" draw:master-page-name="標準">
        <draw:frame draw:style-name="gr1" draw:text-style-name="P1" draw:layer="layout" svg:width="31.767cm" svg:height="14.922cm" svg:x="5.258cm" svg:y="7.483cm">
          <draw:image xlink:href="Pictures/10000000000007090000034ED3417B0A0C40B0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17T23:46:45.143000000</dc:date>
    <meta:editing-duration>PT23M56S</meta:editing-duration>
    <meta:editing-cycles>2</meta:editing-cycles>
    <meta:generator>LibreOffice/7.1.4.2$Windows_X86_64 LibreOffice_project/a529a4fab45b75fefc5b6226684193eb000654f6</meta:generator>
    <meta:document-statistic meta:object-count="4"/>
  </office:meta>
</office:document-meta>
</file>